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51.8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T26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531.04pt" svg:height="193.49pt" svg:x="610.44pt" svg:y="156.64pt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09/10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09/1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09/28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10/04/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10/07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11/06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1/12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1/19/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11/23/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01/2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02/10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02/1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02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02/2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3/0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03/1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04/1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04/1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04/1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04/19/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438.86pt" svg:height="193.49pt" svg:x="627pt" svg:y="28.66pt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09/12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09/23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09/29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11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11/21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12/05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02/2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3/0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03/12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5/04/2017</text:p>
          </table:table-cell>
          <table:table-cell table:number-columns-repeated="3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438.86pt" svg:height="193.49pt" svg:x="627pt" svg:y="28.66pt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09/28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09/28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11/09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11/09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11/20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11/20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8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3/0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3/0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4/05/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4/05/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6" calcext:value-type="date">
            <text:p>04/06/2018</text:p>
          </table:table-cell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3"/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60">
          <table:table-cell table:number-columns-repeated="4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22:13:22.6706973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4</meta:editing-cycles>
    <meta:editing-duration>PT4H43M30S</meta:editing-duration>
    <dc:title>Saison Ekkart</dc:title>
    <dc:date>2018-04-06T22:16:06.941706289</dc:date>
    <meta:generator>LibreOffice/5.1.6.2$Linux_X86_64 LibreOffice_project/10m0$Build-2</meta:generator>
    <meta:document-statistic meta:table-count="3" meta:cell-count="19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6">
                <text:p>4319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